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oto Serif" svg:font-family="'Noto Serif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1"/>
    </style:style>
    <style:style style:name="P3" style:family="paragraph" style:parent-style-name="Standard">
      <style:paragraph-properties fo:text-align="center" style:justify-single-word="false"/>
      <style:text-properties style:font-name="Liberation Sans1" officeooo:paragraph-rsid="002c2190"/>
    </style:style>
    <style:style style:name="P4" style:family="paragraph" style:parent-style-name="Heading_20_1">
      <style:text-properties officeooo:paragraph-rsid="0009b9d1"/>
    </style:style>
    <style:style style:name="P5" style:family="paragraph" style:parent-style-name="Heading_20_1">
      <style:text-properties officeooo:rsid="0009b9d1" officeooo:paragraph-rsid="000b4e19"/>
    </style:style>
    <style:style style:name="P6" style:family="paragraph" style:parent-style-name="Standard">
      <style:text-properties style:font-name="Liberation Sans1" officeooo:rsid="0030e7eb" officeooo:paragraph-rsid="00320681"/>
    </style:style>
    <style:style style:name="P7" style:family="paragraph" style:parent-style-name="Standard">
      <style:text-properties style:font-name="Liberation Sans1" officeooo:rsid="0033dc65" officeooo:paragraph-rsid="0033dc65"/>
    </style:style>
    <style:style style:name="P8" style:family="paragraph" style:parent-style-name="Standard">
      <style:text-properties officeooo:paragraph-rsid="00320681"/>
    </style:style>
    <style:style style:name="P9" style:family="paragraph" style:parent-style-name="Standard">
      <style:text-properties officeooo:paragraph-rsid="0034fc6f"/>
    </style:style>
    <style:style style:name="P10" style:family="paragraph" style:parent-style-name="Standard">
      <style:text-properties officeooo:paragraph-rsid="00370d41"/>
    </style:style>
    <style:style style:name="P11" style:family="paragraph" style:parent-style-name="Standard">
      <style:text-properties officeooo:rsid="003b3a2c" officeooo:paragraph-rsid="003b3a2c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1" fo:font-size="18.2000007629395pt" fo:font-weight="bold" officeooo:rsid="000a14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1" fo:font-size="18.2000007629395pt" fo:font-weight="bold" officeooo:rsid="0009b9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1" fo:font-size="18.2000007629395pt" fo:font-weight="bold" officeooo:rsid="000b4e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Liberation Sans1" fo:font-size="18.2000007629395pt" style:text-underline-style="solid" style:text-underline-width="auto" style:text-underline-color="font-color" fo:font-weight="bold" officeooo:rsid="0009b9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Liberation Sans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ans1" fo:font-size="12pt" fo:font-weight="normal" officeooo:rsid="00072dc6" style:font-size-asian="10.5pt" style:font-weight-asian="normal" style:font-size-complex="12pt" style:font-weight-complex="normal"/>
    </style:style>
    <style:style style:name="T11" style:family="text">
      <style:text-properties style:font-name="Liberation Sans1" fo:font-size="12pt" fo:font-weight="normal" officeooo:rsid="0009b9d1" style:font-size-asian="10.5pt" style:font-weight-asian="normal" style:font-size-complex="12pt" style:font-weight-complex="normal"/>
    </style:style>
    <style:style style:name="T12" style:family="text">
      <style:text-properties style:font-name="Liberation Sans1" fo:font-style="normal" style:font-style-asian="normal" style:font-style-complex="normal"/>
    </style:style>
    <style:style style:name="T13" style:family="text">
      <style:text-properties style:font-name="Liberation Sans1" fo:font-style="normal" officeooo:rsid="00320681" style:font-style-asian="normal" style:font-style-complex="normal"/>
    </style:style>
    <style:style style:name="T14" style:family="text">
      <style:text-properties style:font-name="Liberation Sans1" fo:font-style="normal" officeooo:rsid="0034fc6f" style:font-style-asian="normal" style:font-style-complex="normal"/>
    </style:style>
    <style:style style:name="T15" style:family="text">
      <style:text-properties style:font-name="Liberation Sans1" fo:font-style="normal" officeooo:rsid="00358bac" style:font-style-asian="normal" style:font-style-complex="normal"/>
    </style:style>
    <style:style style:name="T16" style:family="text">
      <style:text-properties style:font-name="Liberation Sans1" fo:font-style="normal" officeooo:rsid="0036cd09" style:font-style-asian="normal" style:font-style-complex="normal"/>
    </style:style>
    <style:style style:name="T17" style:family="text">
      <style:text-properties style:font-name="Liberation Sans1" fo:font-style="normal" officeooo:rsid="00370d41" style:font-style-asian="normal" style:font-style-complex="normal"/>
    </style:style>
    <style:style style:name="T18" style:family="text">
      <style:text-properties style:font-name="Liberation Sans1" fo:font-style="normal" officeooo:rsid="003a8805" style:font-style-asian="normal" style:font-style-complex="normal"/>
    </style:style>
    <style:style style:name="T19" style:family="text">
      <style:text-properties style:font-name="Liberation Sans1" fo:font-style="normal" officeooo:rsid="003b3a2c" style:font-style-asian="normal" style:font-style-complex="normal"/>
    </style:style>
    <style:style style:name="T20" style:family="text">
      <style:text-properties officeooo:rsid="000a147e"/>
    </style:style>
    <style:style style:name="T21" style:family="text">
      <style:text-properties style:text-underline-style="solid" style:text-underline-width="auto" style:text-underline-color="font-color" officeooo:rsid="000b4e19"/>
    </style:style>
    <style:style style:name="T22" style:family="text">
      <style:text-properties officeooo:rsid="000b4e19"/>
    </style:style>
    <style:style style:name="T23" style:family="text">
      <style:text-properties style:font-name-asian="Microsoft YaHei" style:font-name-complex="Mangal"/>
    </style:style>
    <style:style style:name="T24" style:family="text">
      <style:text-properties officeooo:rsid="000b4e19" style:font-name-asian="Microsoft YaHei" style:font-name-complex="Mang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20681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320681" style:font-style-asian="normal" style:font-style-complex="normal"/>
    </style:style>
    <style:style style:name="T29" style:family="text">
      <style:text-properties fo:font-style="normal" officeooo:rsid="003b3a2c" style:font-style-asian="normal" style:font-style-complex="normal"/>
    </style:style>
    <style:style style:name="T30" style:family="text">
      <style:text-properties style:font-name="Liberation Sans1"/>
    </style:style>
    <style:style style:name="T31" style:family="text">
      <style:text-properties style:font-name="Liberation Sans1" officeooo:rsid="0036cd09"/>
    </style:style>
    <style:style style:name="T32" style:family="text">
      <style:text-properties style:font-name="Liberation Sans1" officeooo:rsid="00370d41"/>
    </style:style>
    <style:style style:name="T33" style:family="text">
      <style:text-properties style:font-name="Liberation Sans1" officeooo:rsid="0038b57c"/>
    </style:style>
    <style:style style:name="T34" style:family="text">
      <style:text-properties style:font-name="Liberation Sans1" officeooo:rsid="003b3138"/>
    </style:style>
    <style:style style:name="T35" style:family="text">
      <style:text-properties officeooo:rsid="00370d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5">Bestudeer de</text:span><text:span text:style-name="T20"> video</text:span> van <text:span text:style-name="T6">de </text:span><text:span text:style-name="T8">volgende</text:span><text:span text:style-name="T6"> les</text:span><text:span text:style-name="T7"> geheel</text:span><text:span text:style-name="T6">:</text:span></text:h>
      <text:h text:style-name="Heading_20_2" text:outline-level="2">Object modellering: van stabiel object model naar flexibele code</text:h>
      <text:p text:style-name="Standard"><text:span text:style-name="T10">E</text:span><text:span text:style-name="T9">xperimenteer </text:span><text:span text:style-name="T11">zelfstandig </text:span><text:span text:style-name="T9">met de</text:span><text:span text:style-name="T11"> daarin behandelde</text:span><text:span text:style-name="T9"> voorbeeld</text:span><text:span text:style-name="T11">-programma’s. Een link naar de broncode daarvan staat onder de video. In de volgende les kun je hierover vragen stellen.</text:span></text:p>
      <text:h text:style-name="P5" text:outline-level="1"><text:span text:style-name="T22">Opgaven bij de </text:span><text:span text:style-name="T21">huidige</text:span><text:span text:style-name="T22"> les:</text:span></text:h>
      <text:p text:style-name="P2"><text:span text:style-name="T22">In te leveren</text:span> <text:span text:style-name="T22">uiterlijk</text:span> 2 dagen v<text:span text:style-name="T23">óór de volgende les</text:span><text:span text:style-name="T24">.</text:span></text:p>
      <text:h text:style-name="Heading_20_2" text:outline-level="2">Niveau 1</text:h>
      <text:p text:style-name="P6">Installeer<text:span text:style-name="T35"> de packages</text:span> <text:span text:style-name="T25">requests</text:span><text:span text:style-name="T27"> en </text:span><text:span text:style-name="T25">beautifulsoup</text:span><text:span text:style-name="T26">.</text:span></text:p>
      <text:p text:style-name="P8"><text:span text:style-name="T13">Lees een tutorial over het gebruik van deze packages, bijvoorbee</text:span><text:span text:style-name="T17">l</text:span><text:span text:style-name="T13">d:</text:span></text:p>
      <text:p text:style-name="P8"><text:span text:style-name="T13"/></text:p>
      <text:p text:style-name="P8"><text:a xlink:type="simple" xlink:href="https://www.digitalocean.com/community/tutorials/how-to-work-with-web-data-using-requests-and-beautiful-soup-with-python-3" text:style-name="Internet_20_link" text:visited-style-name="Visited_20_Internet_20_Link">https://www.digitalocean.com/community/tutorials/how-to-work-with-web-data-using-requests-and-beautiful-soup-with-python-3</text:a></text:p>
      <text:p text:style-name="P8"/>
      <text:p text:style-name="P6"><text:span text:style-name="T28">S</text:span><text:span text:style-name="T27">chrijf een </text:span><text:span text:style-name="T28">webscraping</text:span><text:span text:style-name="T29">-</text:span><text:span text:style-name="T27">programma dat </text:span><text:span text:style-name="T28">van de webpagina </text:span><text:span text:style-name="T26">www.wiztech.nl </text:span><text:span text:style-name="T28">eerst alle koppen op niveau 1 t/m 3 afdrukt en daarna de structuur van de hele webpage. Dit laatste is de zogenaamde DOM-tree. DOM komt van Domain Object Model, onderwerp van de volgende les. </text:span></text:p>
      <text:h text:style-name="Heading_20_2" text:outline-level="2">Niveau 2</text:h>
      <text:p text:style-name="P9"><text:span text:style-name="T14">Maak een programma dat vraagt een term i</text:span><text:span text:style-name="T15">n te typen en die term </text:span><text:span text:style-name="T19">vervolgens </text:span><text:span text:style-name="T15">uitlegt</text:span><text:span text:style-name="T14">. De </text:span><text:span text:style-name="T15">verzameling</text:span><text:span text:style-name="T14"> termen is uit te breiden door modules toe te voegen. Elk onderwerp heeft een aparte module met daarin een verzameling termen rond een bepaald onderwerp</text:span><text:span text:style-name="T16">, bijvoorbeeld techniek, muziek of sport,</text:span><text:span text:style-name="T14"> en bijbehorende uitleg.</text:span><text:span text:style-name="T18"> Indien een term niet bekend is, wordt dit aan de gebruiker meegedeeld. Indien een term op meerdere plaatsen voorkomt, worden alle betekenissen gegeven.</text:span></text:p>
      <text:p text:style-name="P9"><text:span text:style-name="T18"/></text:p>
      <text:p text:style-name="P11"><text:span text:style-name="T18">E</text:span><text:span text:style-name="T12">xtra: Zorg dat je om kunt schakelen tussen nederlandstalige en engelstalige termen en uitleg.</text:span></text:p>
      <text:h text:style-name="Heading_20_2" text:outline-level="2">Niveau 3</text:h>
      <text:p text:style-name="P10"><text:span text:style-name="T30">Dit is een combinatie van niveau 1 en 2. Maak een module die aan de hand van een lijst van URL’s de inhoud van webpagina’s </text:span><text:span text:style-name="T31">ophaalt en ontleed</text:span><text:span text:style-name="T32">t</text:span><text:span text:style-name="T30">. Maak een andere module die alle </text:span><text:span text:style-name="T32">ASCII of Unicode tekst </text:span><text:span text:style-name="T30">bestanden uit een bepaalde </text:span><text:span text:style-name="T31">lokale </text:span><text:span text:style-name="T30">directory leest. Maak een prog</text:span><text:span text:style-name="T32">r</text:span><text:span text:style-name="T30">amma dat beide modules combineert om naar plagiaat te zoeken.</text:span></text:p>
      <text:p text:style-name="P10"><text:span text:style-name="T32"/></text:p>
      <text:p text:style-name="P10"><text:span text:style-name="T31">N.B. Niet elk klein woordgroepje dat je tegenkomt is plagiaat, probeer een zinnig, instelbaar criterium te gebruiken. In hoeverre moeten teksten overeenkomen om van plagiaat te spreken</text:span><text:span text:style-name="T32"> en hoe meet je dat? </text:span><text:span text:style-name="T31">Zorg dat ook een bestand met uitzonderingen wordt geladen. De zinsnede “en ze leefden nog lang en gelukkig” </text:span><text:span text:style-name="T34">is </text:span><text:span text:style-name="T32">wat dit betreft bijvoorbeeld betrekkelijk onschuldig.</text:span></text:p>
      <text:p text:style-name="P10"><text:span text:style-name="T32"/></text:p>
      <text:p text:style-name="P10"><text:span text:style-name="T32">N.B. 2. Het maken van een praktisch bruikbaar tool gaat wat te ver voor deze lessen. De bedoeling is, dat je laat zien dat je met Python</text:span><text:span text:style-name="T33">, packages en modules</text:span><text:span text:style-name="T32"> uit de voeten kunt</text:span><text:span text:style-name="T34">!</text:span></text:p>
      <text:p text:style-name="P7"/>
      <text:p text:style-name="P3">--//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Noto Serif" svg:font-family="'Noto Serif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6-10T21:59:46.803005677</dc:date>
    <meta:editing-duration>PT2H26M56S</meta:editing-duration>
    <meta:editing-cycles>30</meta:editing-cycles>
    <meta:document-statistic meta:table-count="0" meta:image-count="0" meta:object-count="0" meta:page-count="1" meta:paragraph-count="19" meta:word-count="366" meta:character-count="2380" meta:non-whitespace-character-count="2033"/>
  </office:meta>
</office:document-meta>
</file>